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30E0000027F922DA1D8788A1160.png" manifest:media-type="image/png"/>
  <manifest:file-entry manifest:full-path="Pictures/1000740E00003E1D000032D1DD4053E0A43DAB86.svg" manifest:media-type="image/svg+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Dashed_20__28_var_29_"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106cm"/>
    </style:style>
    <style:style style:name="gr5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T1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4.667cm" svg:height="11.999cm" svg:x="0.131cm" svg:y="0.043cm">
          <draw:image xlink:href="Pictures/1000740E00003E1D000032D1DD4053E0A43DAB86.svg" xlink:type="simple" xlink:show="embed" xlink:actuate="onLoad" loext:mime-type="image/svg+xml">
            <text:p/>
          </draw:image>
          <draw:image xlink:href="Pictures/100002010000030E0000027F922DA1D8788A1160.png" xlink:type="simple" xlink:show="embed" xlink:actuate="onLoad" loext:mime-type="image/png"/>
        </draw:frame>
        <draw:line draw:style-name="gr2" draw:text-style-name="P1" draw:layer="layout" svg:x1="10.901cm" svg:y1="3.701cm" svg:x2="10.901cm" svg:y2="4.501cm">
          <text:p/>
        </draw:line>
        <draw:line draw:style-name="gr3" draw:text-style-name="P1" draw:layer="layout" svg:x1="8.501cm" svg:y1="3.001cm" svg:x2="10.901cm" svg:y2="3.701cm">
          <text:p/>
        </draw:line>
        <draw:frame draw:style-name="gr4" draw:text-style-name="P2" draw:layer="layout" svg:width="1cm" svg:height="1.356cm" svg:x="7.601cm" svg:y="2.601cm">
          <draw:text-box>
            <text:p>a<text:span text:style-name="T1">i</text:span></text:p>
          </draw:text-box>
        </draw:frame>
        <draw:line draw:style-name="gr5" draw:text-style-name="P1" draw:layer="layout" svg:x1="8.001cm" svg:y1="2.601cm" svg:x2="7.801cm" svg:y2="2.901cm">
          <text:p/>
        </draw:line>
        <draw:line draw:style-name="gr5" draw:text-style-name="P1" draw:layer="layout" svg:x1="8.001cm" svg:y1="2.601cm" svg:x2="8.201cm" svg:y2="2.801cm">
          <text:p/>
        </draw:line>
        <draw:line draw:style-name="gr3" draw:text-style-name="P1" draw:layer="layout" svg:x1="11.901cm" svg:y1="5.501cm" svg:x2="11.001cm" svg:y2="4.601cm">
          <text:p/>
        </draw:line>
        <draw:frame draw:style-name="gr4" draw:text-style-name="P2" draw:layer="layout" svg:width="1cm" svg:height="1.356cm" svg:x="11.801cm" svg:y="5.101cm">
          <draw:text-box>
            <text:p>a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8-10-09T18:15:33.685546028</dc:date>
    <meta:editing-duration>PT4M25S</meta:editing-duration>
    <meta:editing-cycles>3</meta:editing-cycles>
    <meta:generator>LibreOffice/6.1.0.3$MacOSX_X86_64 LibreOffice_project/efb621ed25068d70781dc026f7e9c5187a4decd1</meta:generator>
    <meta:document-statistic meta:object-count="8"/>
  </office:meta>
</office:document-meta>
</file>